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8.2339in"/>
    </style:style>
    <style:style style:name="co8" style:family="table-column">
      <style:table-column-properties fo:break-before="auto" style:column-width="8.1374in"/>
    </style:style>
    <style:style style:name="co9" style:family="table-column">
      <style:table-column-properties fo:break-before="auto" style:column-width="8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21" style:family="table-cell" style:parent-style-name="Default" style:data-style-name="N0"/>
    <style:style style:name="ce5" style:family="table-cell" style:parent-style-name="Default" style:data-style-name="N10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33" style:family="table-cell" style:parent-style-name="Default" style:data-style-name="N1"/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7" style:family="table-cell" style:parent-style-name="Default" style:data-style-name="N1">
      <style:table-cell-properties style:text-align-source="fix" style:repeat-content="tru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 table:style-name="ce3" office:value-type="string" calcext:value-type="string">
            <text:p>note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 office:value-type="string" calcext:value-type="string">
            <text:p>All links can be opened with Ctrl + Right mouse click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 office:value-type="string" calcext:value-type="string">
            <text:p>book homepage</text:p>
          </table:table-cell>
          <table:table-cell table:number-columns-repeated="2"/>
          <table:table-cell table:formula="of:=HYPERLINK(&quot;https://www-cs-faculty.stanford.edu/~knuth/gkp.html&quot;)" office:value-type="string" office:string-value="https://www-cs-faculty.stanford.edu/~knuth/gkp.html" calcext:value-type="string">
            <text:p>https://www-cs-faculty.stanford.edu/~knuth/gkp.html</text:p>
          </table:table-cell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 office:value-type="string" calcext:value-type="string">
            <text:p>Errata for 2<text:span text:style-name="T1">nd</text:span> edition 1998-2013 </text:p>
          </table:table-cell>
          <table:table-cell table:number-columns-repeated="2"/>
          <table:table-cell office:value-type="string" calcext:value-type="string">
            <text:p>https://www-cs-faculty.stanford.edu/~knuth/gkperr1.html</text:p>
          </table:table-cell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a/1292027&quot;)" office:value-type="string" office:string-value="https://math.stackexchange.com/a/1292027" calcext:value-type="string">
            <text:p>https://math.stackexchange.com/a/1292027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https://math.stackexchange.com/a/340903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https://math.stackexchange.com/q/3212638&quot;)" office:value-type="string" office:string-value="https://math.stackexchange.com/q/3212638" calcext:value-type="string">
            <text:p>https://math.stackexchange.com/q/321263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https://math.stackexchange.com/q/730621&quot;)" office:value-type="string" office:string-value="https://math.stackexchange.com/q/730621" calcext:value-type="string">
            <text:p>https://math.stackexchange.com/q/73062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https://math.stackexchange.com/q/3910121&quot;)" office:value-type="string" office:string-value="https://math.stackexchange.com/q/3910121" calcext:value-type="string">
            <text:p>https://math.stackexchange.com/q/39101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file:////home/user/books/reading/cm-materials/15/p-4.54.pdf&quot;)" office:value-type="string" office:string-value="file:////home/user/books/reading/cm-materials/15/p-4.54.pdf" calcext:value-type="string">
            <text:p>file:////home/user/books/reading/cm-materials/15/p-4.5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9" calcext:value-type="float">
            <text:p>39</text:p>
          </table:table-cell>
          <table:table-cell table:formula="of:=HYPERLINK(&quot;https://math.stackexchange.com/q/777931&quot;)" office:value-type="string" office:string-value="https://math.stackexchange.com/q/777931" calcext:value-type="string">
            <text:p>https://math.stackexchange.com/q/77793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95" calcext:value-type="float">
            <text:p>95</text:p>
          </table:table-cell>
          <table:table-cell table:formula="of:=HYPERLINK(&quot;https://www.sciencedirect.com/science/article/pii/S074771710700096X&quot;)" office:value-type="string" office:string-value="https://www.sciencedirect.com/science/article/pii/S074771710700096X" calcext:value-type="string">
            <text:p>https://www.sciencedirect.com/science/article/pii/S074771710700096X</text:p>
          </table:table-cell>
          <table:table-cell office:value-type="string" calcext:value-type="string">
            <text:p>DOI 10.1016/j.jsc.2007.08.00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48" calcext:value-type="float">
            <text:p>48</text:p>
          </table:table-cell>
          <table:table-cell table:style-name="ce21" table:formula="of:=HYPERLINK(&quot;http://inax.me/2021/04/08/Concrete-Mathematics-Chapter-8-Discrete-Probability/&quot;)" office:value-type="string" office:string-value="http://inax.me/2021/04/08/Concrete-Mathematics-Chapter-8-Discrete-Probability/" calcext:value-type="string">
            <text:p>http://inax.me/2021/04/08/Concrete-Mathematics-Chapter-8-Discrete-Probability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 table:number-columns-repeated="6"/>
        </table:table-row>
        <table:table-row table:style-name="ro1" table:number-rows-repeated="26">
          <table:table-cell table:style-name="ce12" table:number-columns-repeated="2"/>
          <table:table-cell table:number-columns-repeated="7"/>
        </table:table-row>
        <table:table-row table:style-name="ro1" table:number-rows-repeated="28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Default"/>
        <table:table-column table:style-name="co5" table:default-cell-style-name="ce1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5" office:value-type="string" calcext:value-type="string">
            <text:p>Inexact matches (or references)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29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 table:style-name="ce22"/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 table:style-name="ce22"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style-name="ce12" table:number-columns-repeated="2"/>
          <table:table-cell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27" calcext:value-type="float">
            <text:p>27</text:p>
          </table:table-cell>
          <table:table-cell table:style-name="ce30" table:number-columns-repeated="2"/>
          <table:table-cell table:style-name="ce9"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 table:style-name="ce26" office:value-type="float" office:value="2.11" calcext:value-type="float">
            <text:p>2.11</text:p>
          </table:table-cell>
          <table:table-cell office:value-type="float" office:value="27" calcext:value-type="float">
            <text:p>27</text:p>
          </table:table-cell>
          <table:table-cell table:style-name="ce12" table:number-columns-repeated="2"/>
          <table:table-cell table:formula="of:=HYPERLINK(&quot;https://math.stackexchange.com/q/1153532&quot;)" office:value-type="string" office:string-value="https://math.stackexchange.com/q/1153532" calcext:value-type="string">
            <text:p>https://math.stackexchange.com/q/1153532</text:p>
          </table:table-cell>
          <table:table-cell/>
          <table:table-cell office:value-type="string" calcext:value-type="string">
            <text:p>solving recurrence using summation factor</text:p>
          </table:table-cell>
        </table:table-row>
        <table:table-row table:style-name="ro1">
          <table:table-cell table:style-name="ce26" office:value-type="float" office:value="2.17" calcext:value-type="float">
            <text:p>2.17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23313&quot;)" office:value-type="string" office:string-value="https://math.stackexchange.com/q/1023313" calcext:value-type="string">
            <text:p>https://math.stackexchange.com/q/1023313</text:p>
          </table:table-cell>
          <table:table-cell/>
          <table:table-cell office:value-type="string" calcext:value-type="string">
            <text:p>sum commutative law</text:p>
          </table:table-cell>
        </table:table-row>
        <table:table-row table:style-name="ro1">
          <table:table-cell table:style-name="ce22"/>
          <table:table-cell table:style-name="ce30" office:value-type="float" office:value="30" calcext:value-type="float">
            <text:p>30</text:p>
          </table:table-cell>
          <table:table-cell table:style-name="ce30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" calcext:value-type="float">
            <text:p>32</text:p>
          </table:table-cell>
          <table:table-cell table:style-name="ce12" table:number-columns-repeated="2"/>
          <table:table-cell table:style-name="ce9"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table:style-name="ce22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.4" calcext:value-type="float">
            <text:p>2.4</text:p>
          </table:table-cell>
          <table:table-cell table:style-name="ce30"/>
          <table:table-cell table:style-name="ce9"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37" calcext:value-type="float">
            <text:p>37</text:p>
          </table:table-cell>
          <table:table-cell table:style-name="ce30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 table:style-name="ce26" office:value-type="float" office:value="2.31" calcext:value-type="float">
            <text:p>2.31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4375912&quot;)" office:value-type="string" office:string-value="https://math.stackexchange.com/q/4375912" calcext:value-type="string">
            <text:p>https://math.stackexchange.com/q/4375912</text:p>
          </table:table-cell>
          <table:table-cell/>
          <table:table-cell office:value-type="string" calcext:value-type="string">
            <text:p>summations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316100&quot;)" office:value-type="string" office:string-value="https://math.stackexchange.com/q/1316100" calcext:value-type="string">
            <text:p>https://math.stackexchange.com/q/1316100</text:p>
          </table:table-cell>
          <table:table-cell/>
          <table:table-cell office:value-type="string" calcext:value-type="string">
            <text:p>step k → k+j in derivation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q/3054325&quot;)" office:value-type="string" office:string-value="https://math.stackexchange.com/q/3054325" calcext:value-type="string">
            <text:p>https://math.stackexchange.com/q/3054325</text:p>
          </table:table-cell>
          <table:table-cell/>
          <table:table-cell office:value-type="string" calcext:value-type="string">
            <text:p>double summation</text:p>
          </table:table-cell>
        </table:table-row>
        <table:table-row table:style-name="ro1">
          <table:table-cell table:style-name="ce26"/>
          <table:table-cell office:value-type="float" office:value="56" calcext:value-type="float">
            <text:p>56</text:p>
          </table:table-cell>
          <table:table-cell table:style-name="ce12" table:number-columns-repeated="2"/>
          <table:table-cell table:formula="of:=HYPERLINK(&quot;https://math.stackexchange.com/q/2767338&quot;)" office:value-type="string" office:string-value="https://math.stackexchange.com/q/2767338" calcext:value-type="string">
            <text:p>https://math.stackexchange.com/q/276733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58" calcext:value-type="float">
            <text:p>58</text:p>
          </table:table-cell>
          <table:table-cell table:style-name="ce12" table:number-columns-repeated="2"/>
          <table:table-cell table:style-name="ce9"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style-name="ce22"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style-name="ce12" table:number-columns-repeated="2"/>
          <table:table-cell table:style-name="ce9"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style-name="ce12" table:number-columns-repeated="2"/>
          <table:table-cell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ce26"/>
          <table:table-cell office:value-type="float" office:value="72" calcext:value-type="float">
            <text:p>72</text:p>
          </table:table-cell>
          <table:table-cell table:style-name="ce12" table:number-columns-repeated="2"/>
          <table:table-cell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ce26"/>
          <table:table-cell office:value-type="float" office:value="75" calcext:value-type="float">
            <text:p>7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q/2780577&quot;)" office:value-type="string" office:string-value="https://math.stackexchange.com/q/2780577" calcext:value-type="string">
            <text:p>https://math.stackexchange.com/q/2780577</text:p>
          </table:table-cell>
          <table:table-cell/>
          <table:table-cell office:value-type="string" calcext:value-type="string">
            <text:p>sum involving floor of cubic roots</text:p>
          </table:table-cell>
        </table:table-row>
        <table:table-row table:style-name="ro1">
          <table:table-cell table:style-name="ce22"/>
          <table:table-cell office:value-type="float" office:value="75" calcext:value-type="float">
            <text:p>75</text:p>
          </table:table-cell>
          <table:table-cell table:style-name="ce12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table:style-name="ce22"/>
          <table:table-cell office:value-type="float" office:value="77" calcext:value-type="float">
            <text:p>77</text:p>
          </table:table-cell>
          <table:table-cell table:style-name="ce12" office:value-type="float" office:value="3.2" calcext:value-type="float">
            <text:p>3.2</text:p>
          </table:table-cell>
          <table:table-cell table:style-name="ce12"/>
          <table:table-cell table:style-name="ce9"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style-name="ce26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style-name="ce12" table:number-columns-repeated="2"/>
          <table:table-cell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 table:style-name="ce22"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3.4" calcext:value-type="float">
            <text:p>3.4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style-name="ce22"/>
          <table:table-cell office:value-type="float" office:value="86" calcext:value-type="float">
            <text:p>86</text:p>
          </table:table-cell>
          <table:table-cell table:style-name="ce12" table:number-columns-repeated="2"/>
          <table:table-cell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 table:style-name="ce26"/>
          <table:table-cell office:value-type="float" office:value="92" calcext:value-type="float">
            <text:p>92</text:p>
          </table:table-cell>
          <table:table-cell table:style-name="ce12" table:number-columns-repeated="2"/>
          <table:table-cell table:formula="of:=HYPERLINK(&quot;https://math.stackexchange.com/q/1940514&quot;)" office:value-type="string" office:string-value="https://math.stackexchange.com/q/1940514" calcext:value-type="string">
            <text:p>https://math.stackexchange.com/q/1940514</text:p>
          </table:table-cell>
          <table:table-cell table:number-columns-repeated="2"/>
        </table:table-row>
        <table:table-row table:style-name="ro1">
          <table:table-cell table:style-name="ce26" office:value-type="float" office:value="4.9" calcext:value-type="float">
            <text:p>4.9</text:p>
          </table:table-cell>
          <table:table-cell office:value-type="float" office:value="105" calcext:value-type="float">
            <text:p>105</text:p>
          </table:table-cell>
          <table:table-cell table:style-name="ce12" table:number-columns-repeated="2"/>
          <table:table-cell table:formula="of:=HYPERLINK(&quot;https://math.stackexchange.com/q/162067&quot;)" office:value-type="string" office:string-value="https://math.stackexchange.com/q/162067" calcext:value-type="string">
            <text:p>https://math.stackexchange.com/q/162067</text:p>
          </table:table-cell>
          <table:table-cell/>
          <table:table-cell office:value-type="string" calcext:value-type="string">
            <text:p>change in index of summation</text:p>
          </table:table-cell>
        </table:table-row>
        <table:table-row table:style-name="ro1">
          <table:table-cell table:style-name="ce22"/>
          <table:table-cell office:value-type="float" office:value="108" calcext:value-type="float">
            <text:p>108</text:p>
          </table:table-cell>
          <table:table-cell table:style-name="ce12" table:number-columns-repeated="2"/>
          <table:table-cell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style-name="ce26"/>
          <table:table-cell office:value-type="float" office:value="116" calcext:value-type="float">
            <text:p>116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formula="of:=HYPERLINK(&quot;https://math.stackexchange.com/a/1268781&quot;)" office:value-type="string" office:string-value="https://math.stackexchange.com/a/1268781" calcext:value-type="string">
            <text:p>https://math.stackexchange.com/a/1268781</text:p>
          </table:table-cell>
          <table:table-cell/>
          <table:table-cell office:value-type="string" calcext:value-type="string">
            <text:p>all fractions in the Stern-Brocot tree are irreducible</text:p>
          </table:table-cell>
        </table:table-row>
        <table:table-row table:style-name="ro1">
          <table:table-cell table:style-name="ce22"/>
          <table:table-cell table:style-name="ce30" office:value-type="float" office:value="154" calcext:value-type="float">
            <text:p>154</text:p>
          </table:table-cell>
          <table:table-cell table:style-name="ce30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table:style-name="ce22"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7" calcext:value-type="float">
            <text:p>157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61" calcext:value-type="float">
            <text:p>16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98497&quot;)" office:value-type="string" office:string-value="https://math.stackexchange.com/a/98497" calcext:value-type="string">
            <text:p>https://math.stackexchange.com/a/98497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3575183&quot;)" office:value-type="string" office:string-value="https://math.stackexchange.com/a/3575183" calcext:value-type="string">
            <text:p>https://math.stackexchange.com/a/3575183</text:p>
          </table:table-cell>
          <table:table-cell table:number-columns-repeated="2"/>
        </table:table-row>
        <table:table-row table:style-name="ro1">
          <table:table-cell table:style-name="ce22"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style-name="ce12" table:number-columns-repeated="2"/>
          <table:table-cell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office:value-type="float" office:value="5.2" calcext:value-type="float">
            <text:p>5.2</text:p>
          </table:table-cell>
          <table:table-cell table:style-name="ce1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table:number-columns-repeated="2"/>
          <table:table-cell table:style-name="ce9"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75" calcext:value-type="float">
            <text:p>175</text:p>
          </table:table-cell>
          <table:table-cell table:style-name="ce12" table:number-columns-repeated="2"/>
          <table:table-cell table:style-name="ce9"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177" calcext:value-type="float">
            <text:p>177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 table:style-name="ce26" office:value-type="float" office:value="5.2" calcext:value-type="float">
            <text:p>5.2</text:p>
          </table:table-cell>
          <table:table-cell office:value-type="float" office:value="178" calcext:value-type="float">
            <text:p>178</text:p>
          </table:table-cell>
          <table:table-cell table:style-name="ce12" table:number-columns-repeated="2"/>
          <table:table-cell table:formula="of:=HYPERLINK(&quot;https://math.stackexchange.com/q/122369&quot;)" office:value-type="string" office:string-value="https://math.stackexchange.com/q/122369" calcext:value-type="string">
            <text:p>https://math.stackexchange.com/q/122369</text:p>
          </table:table-cell>
          <table:table-cell/>
          <table:table-cell office:value-type="string" calcext:value-type="string">
            <text:p>alternative proof</text:p>
          </table:table-cell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style-name="ce12" table:number-columns-repeated="2"/>
          <table:table-cell table:style-name="ce9"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90" calcext:value-type="float">
            <text:p>190</text:p>
          </table:table-cell>
          <table:table-cell table:style-name="ce12" table:number-columns-repeated="2"/>
          <table:table-cell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style-name="ce22"/>
          <table:table-cell office:value-type="float" office:value="192" calcext:value-type="float">
            <text:p>192</text:p>
          </table:table-cell>
          <table:table-cell table:style-name="ce12" table:number-columns-repeated="2"/>
          <table:table-cell table:style-name="ce9"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style-name="ce22"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style-name="ce12" table:number-columns-repeated="2"/>
          <table:table-cell table:style-name="ce9"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 table:style-name="ce22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style-name="ce9"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table:style-name="ce26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formula="of:=HYPERLINK(&quot;https://math.stackexchange.com/a/4310164&quot;)" office:value-type="string" office:string-value="https://math.stackexchange.com/a/4310164" calcext:value-type="string">
            <text:p>https://math.stackexchange.com/a/4310164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style-name="ce12" table:number-columns-repeated="2"/>
          <table:table-cell table:style-name="ce9"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table:style-name="ce22"/>
          <table:table-cell office:value-type="float" office:value="211" calcext:value-type="float">
            <text:p>211</text:p>
          </table:table-cell>
          <table:table-cell table:style-name="ce12" table:number-columns-repeated="2"/>
          <table:table-cell table:style-name="ce9"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18" calcext:value-type="float">
            <text:p>218</text:p>
          </table:table-cell>
          <table:table-cell table:style-name="ce12" table:number-columns-repeated="2"/>
          <table:table-cell table:formula="of:=HYPERLINK(&quot;https://math.stackexchange.com/q/4326420&quot;)" office:value-type="string" office:string-value="https://math.stackexchange.com/q/4326420" calcext:value-type="string">
            <text:p>https://math.stackexchange.com/q/4326420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261" calcext:value-type="float">
            <text:p>261</text:p>
          </table:table-cell>
          <table:table-cell table:style-name="ce12" table:number-columns-repeated="2"/>
          <table:table-cell table:style-name="ce9"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62" calcext:value-type="float">
            <text:p>262</text:p>
          </table:table-cell>
          <table:table-cell table:style-name="ce12" table:number-columns-repeated="2"/>
          <table:table-cell table:formula="of:=HYPERLINK(&quot;https://math.stackexchange.com/q/2470987&quot;)" office:value-type="string" office:string-value="https://math.stackexchange.com/q/2470987" calcext:value-type="string">
            <text:p>https://math.stackexchange.com/q/2470987</text:p>
          </table:table-cell>
          <table:table-cell table:number-columns-repeated="2"/>
        </table:table-row>
        <table:table-row table:style-name="ro1">
          <table:table-cell table:style-name="ce22"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style-name="ce12" table:number-columns-repeated="2"/>
          <table:table-cell table:style-name="ce9"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table:style-name="ce22"/>
          <table:table-cell office:value-type="float" office:value="275" calcext:value-type="float">
            <text:p>275</text:p>
          </table:table-cell>
          <table:table-cell table:style-name="ce12" table:number-columns-repeated="2"/>
          <table:table-cell table:style-name="ce9"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 table:style-name="ce22"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style-name="ce12" table:number-columns-repeated="2"/>
          <table:table-cell table:style-name="ce9"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341" calcext:value-type="float">
            <text:p>341</text:p>
          </table:table-cell>
          <table:table-cell table:style-name="ce12" table:number-columns-repeated="2"/>
          <table:table-cell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ce26"/>
          <table:table-cell office:value-type="float" office:value="343" calcext:value-type="float">
            <text:p>343</text:p>
          </table:table-cell>
          <table:table-cell table:style-name="ce12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60" calcext:value-type="float">
            <text:p>360</text:p>
          </table:table-cell>
          <table:table-cell table:style-name="ce12" table:number-columns-repeated="2"/>
          <table:table-cell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style-name="ce22"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style-name="ce12" table:number-columns-repeated="2"/>
          <table:table-cell table:style-name="ce9"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table:style-name="ce22"/>
          <table:table-cell office:value-type="float" office:value="405" calcext:value-type="float">
            <text:p>40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&quot;)" office:value-type="string" office:string-value="https://math.stackexchange.com/q/2788621" calcext:value-type="string">
            <text:p>https://math.stackexchange.com/q/2788621</text:p>
          </table:table-cell>
          <table:table-cell/>
          <table:table-cell office:value-type="string" calcext:value-type="string">
            <text:p>expected number of coin flips until a certain pattern occurs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en.wikipedia.org/wiki/Law_of_total_expectation&quot;)" office:value-type="string" office:string-value="https://en.wikipedia.org/wiki/Law_of_total_expectation" calcext:value-type="string">
            <text:p>https://en.wikipedia.org/wiki/Law_of_total_expectation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411" calcext:value-type="float">
            <text:p>411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448" calcext:value-type="float">
            <text:p>448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math.stackexchange.com/q/29534&quot;)" office:value-type="string" office:string-value="https://math.stackexchange.com/q/29534" calcext:value-type="string">
            <text:p>https://math.stackexchange.com/q/29534</text:p>
          </table:table-cell>
          <table:table-cell/>
          <table:table-cell office:value-type="string" calcext:value-type="string">
            <text:p>missing proof for asymptotics of bubblesort runtime</text:p>
          </table:table-cell>
        </table:table-row>
        <table:table-row table:style-name="ro1">
          <table:table-cell table:style-name="ce22"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style-name="ce12" table:number-columns-repeated="2"/>
          <table:table-cell table:style-name="ce9"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style-name="ce12" table:number-columns-repeated="2"/>
          <table:table-cell table:style-name="ce9"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??</text:p>
          </table:table-cell>
          <table:table-cell table:style-name="ce12" table:number-columns-repeated="2"/>
          <table:table-cell table:style-name="ce9"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162</text:p>
          </table:table-cell>
          <table:table-cell table:style-name="ce30" table:number-columns-repeated="2"/>
          <table:table-cell table:style-name="ce9"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74</text:p>
          </table:table-cell>
          <table:table-cell table:style-name="ce30" table:number-columns-repeated="2"/>
          <table:table-cell table:style-name="ce9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87</text:p>
          </table:table-cell>
          <table:table-cell table:style-name="ce30" table:number-columns-repeated="2"/>
          <table:table-cell table:style-name="ce9"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00</text:p>
          </table:table-cell>
          <table:table-cell table:style-name="ce30" table:number-columns-repeated="2"/>
          <table:table-cell table:style-name="ce9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 table:style-name="ce22" office:value-type="string" calcext:value-type="string">
            <text:p>5.68, 5.60, 5.58, 5.70</text:p>
          </table:table-cell>
          <table:table-cell table:style-name="ce30" office:value-type="string" calcext:value-type="string">
            <text:p>203</text:p>
          </table:table-cell>
          <table:table-cell table:style-name="ce30" office:value-type="string" calcext:value-type="string">
            <text:p>5</text:p>
          </table:table-cell>
          <table:table-cell table:style-name="ce30"/>
          <table:table-cell table:style-name="ce9"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65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71</text:p>
          </table:table-cell>
          <table:table-cell table:style-name="ce30" table:number-columns-repeated="2"/>
          <table:table-cell table:style-name="ce9"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325</text:p>
          </table:table-cell>
          <table:table-cell table:style-name="ce30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style-name="ce12" table:number-columns-repeated="2"/>
          <table:table-cell table:style-name="ce9"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table:style-name="ce22"/>
          <table:table-cell office:value-type="string" calcext:value-type="string">
            <text:p>40,41</text:p>
          </table:table-cell>
          <table:table-cell table:style-name="ce12" table:number-columns-repeated="2"/>
          <table:table-cell table:style-name="ce9"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436</text:p>
          </table:table-cell>
          <table:table-cell table:style-name="ce30" office:value-type="string" calcext:value-type="string">
            <text:p>9</text:p>
          </table:table-cell>
          <table:table-cell table:style-name="ce30"/>
          <table:table-cell table:style-name="ce9"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9.6</text:p>
          </table:table-cell>
          <table:table-cell table:style-name="ce30" office:value-type="string" calcext:value-type="string">
            <text:p>441</text:p>
          </table:table-cell>
          <table:table-cell table:style-name="ce30" table:number-columns-repeated="2"/>
          <table:table-cell table:style-name="ce9"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453</text:p>
          </table:table-cell>
          <table:table-cell table:style-name="ce30" table:number-columns-repeated="2"/>
          <table:table-cell table:style-name="ce9"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61-62</text:p>
          </table:table-cell>
          <table:table-cell table:style-name="ce30" table:number-columns-repeated="2"/>
          <table:table-cell table:style-name="ce9"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75</text:p>
          </table:table-cell>
          <table:table-cell table:style-name="ce30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78,</text:p>
          </table:table-cell>
          <table:table-cell table:style-name="ce12" table:number-columns-repeated="2"/>
          <table:table-cell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9"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https://math.stackexchange.com/a/1957954&quot;)" office:value-type="string" office:string-value="https://math.stackexchange.com/a/1957954" calcext:value-type="string">
            <text:p>https://math.stackexchange.com/a/1957954</text:p>
          </table:table-cell>
          <table:table-cell/>
          <table:table-cell office:value-type="string" calcext:value-type="string">
            <text:p>varia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web.archive.org/web/20210509223555/https://blog.wakatta.jp/blog/2012/01/14/concrete-mathematics-repertoire-method/&quot;)" office:value-type="string" office:string-value="https://web.archive.org/web/20210509223555/https://blog.wakatta.jp/blog/2012/01/14/concrete-mathematics-repertoire-method/" calcext:value-type="string">
            <text:p>https://web.archive.org/web/20210509223555/https://blog.wakatta.jp/blog/2012/01/14/concrete-mathematics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lopska.com/the-repertoire-method-and-the-radix-based-solution-to-the-josephus-problem.html&quot;)" office:value-type="string" office:string-value="https://flopska.com/the-repertoire-method-and-the-radix-based-solution-to-the-josephus-problem.html" calcext:value-type="string">
            <text:p>https://flopska.com/the-repertoire-method-and-the-radix-based-solution-to-the-josephus-problem.html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dangkhoasdc.github.io/en/post/2017/12/26/the-repertoire-method/&quot;)" office:value-type="string" office:string-value="https://dangkhoasdc.github.io/en/post/2017/12/26/the-repertoire-method/" calcext:value-type="string">
            <text:p>https://dangkhoasdc.github.io/en/post/2017/12/26/the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tclausen.github.io/mathematics/concrete-mathematics/cm-repertoire-method/&quot;)" office:value-type="string" office:string-value="https://ftclausen.github.io/mathematics/concrete-mathematics/cm-repertoire-method/" calcext:value-type="string">
            <text:p>https://ftclausen.github.io/mathematics/concrete-mathematics/cm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17498&quot;)" office:value-type="string" office:string-value="https://math.stackexchange.com/q/1017498" calcext:value-type="string">
            <text:p>https://math.stackexchange.com/q/1017498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67939&quot;)" office:value-type="string" office:string-value="https://math.stackexchange.com/q/67939" calcext:value-type="string">
            <text:p>https://math.stackexchange.com/q/67939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1356113&quot;)" office:value-type="string" office:string-value="https://math.stackexchange.com/a/1356113" calcext:value-type="string">
            <text:p>https://math.stackexchange.com/a/1356113</text:p>
          </table:table-cell>
          <table:table-cell/>
          <table:table-cell office:value-type="string" calcext:value-type="string">
            <text:p>interchanging order of infinite sums because they are absolutely convergen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482656&quot;)" office:value-type="string" office:string-value="https://math.stackexchange.com/a/482656" calcext:value-type="string">
            <text:p>https://math.stackexchange.com/a/482656</text:p>
          </table:table-cell>
          <table:table-cell/>
          <table:table-cell office:value-type="string" calcext:value-type="string">
            <text:p>double summation matrix interpretation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https://math.stackexchange.com/a/4097938&quot;)" office:value-type="string" office:string-value="https://math.stackexchange.com/a/4097938" calcext:value-type="string">
            <text:p>https://math.stackexchange.com/a/409793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3439119&quot;)" office:value-type="string" office:string-value="https://math.stackexchange.com/a/3439119" calcext:value-type="string">
            <text:p>https://math.stackexchange.com/a/3439119</text:p>
          </table:table-cell>
          <table:table-cell/>
          <table:table-cell office:value-type="string" calcext:value-type="string">
            <text:p>summation factor method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12" calcext:value-type="float">
            <text:p>2.12</text:p>
          </table:table-cell>
          <table:table-cell table:style-name="ce12"/>
          <table:table-cell table:style-name="ce9"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2" calcext:value-type="float">
            <text:p>2.2</text:p>
          </table:table-cell>
          <table:table-cell table:style-name="ce12"/>
          <table:table-cell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a/3725973&quot;)" office:value-type="string" office:string-value="https://math.stackexchange.com/a/3725973" calcext:value-type="string">
            <text:p>https://math.stackexchange.com/a/3725973</text:p>
          </table:table-cell>
          <table:table-cell/>
          <table:table-cell office:value-type="string" calcext:value-type="string">
            <text:p>Iverson bracke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5" calcext:value-type="float">
            <text:p>2.5</text:p>
          </table:table-cell>
          <table:table-cell table:style-name="ce12"/>
          <table:table-cell table:formula="of:=HYPERLINK(&quot;https://math.stackexchange.com/a/3272566&quot;)" office:value-type="string" office:string-value="https://math.stackexchange.com/a/3272566" calcext:value-type="string">
            <text:p>https://math.stackexchange.com/a/3272566</text:p>
          </table:table-cell>
          <table:table-cell/>
          <table:table-cell office:value-type="string" calcext:value-type="string">
            <text:p>visual interpretation of double summation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6" calcext:value-type="float">
            <text:p>2.6</text:p>
          </table:table-cell>
          <table:table-cell table:style-name="ce12"/>
          <table:table-cell table:style-name="ce9"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49" calcext:value-type="float">
            <text:p>49</text:p>
          </table:table-cell>
          <table:table-cell table:style-name="ce9"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.5" calcext:value-type="float">
            <text:p>4.5</text:p>
          </table:table-cell>
          <table:table-cell table:style-name="ce12"/>
          <table:table-cell table:style-name="ce9"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9"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1322537&quot;)" office:value-type="string" office:string-value="https://math.stackexchange.com/a/1322537" calcext:value-type="string">
            <text:p>https://math.stackexchange.com/a/1322537</text:p>
          </table:table-cell>
          <table:table-cell/>
          <table:table-cell office:value-type="string" calcext:value-type="string">
            <text:p>binomial sum, hypergeometric function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5.26" calcext:value-type="float">
            <text:p>5.26</text:p>
          </table:table-cell>
          <table:table-cell table:style-name="ce12"/>
          <table:table-cell table:style-name="ce9"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5.4" calcext:value-type="float">
            <text:p>5.4</text:p>
          </table:table-cell>
          <table:table-cell table:style-name="ce12"/>
          <table:table-cell table:style-name="ce9"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5.5" calcext:value-type="float">
            <text:p>5.5</text:p>
          </table:table-cell>
          <table:table-cell table:style-name="ce12"/>
          <table:table-cell table:formula="of:=HYPERLINK(&quot;https://math.stackexchange.com/q/140261&quot;)" office:value-type="string" office:string-value="https://math.stackexchange.com/q/140261" calcext:value-type="string">
            <text:p>https://math.stackexchange.com/q/14026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6.28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style-name="ce9"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??</text:p>
          </table:table-cell>
          <table:table-cell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.7" calcext:value-type="float">
            <text:p>6.7</text:p>
          </table:table-cell>
          <table:table-cell table:style-name="ce12"/>
          <table:table-cell table:style-name="ce9"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" calcext:value-type="float">
            <text:p>21</text:p>
          </table:table-cell>
          <table:table-cell table:style-name="ce9"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7.3" calcext:value-type="float">
            <text:p>7.3</text:p>
          </table:table-cell>
          <table:table-cell table:style-name="ce12"/>
          <table:table-cell table:formula="of:=HYPERLINK(&quot;https://mathematica.stackexchange.com/q/34167&quot;)" office:value-type="string" office:string-value="https://mathematica.stackexchange.com/q/34167" calcext:value-type="string">
            <text:p>https://mathematica.stackexchange.com/q/34167</text:p>
          </table:table-cell>
          <table:table-cell/>
          <table:table-cell office:value-type="string" calcext:value-type="string">
            <text:p>computing the nth coefficient of a generating func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9"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9"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puzzling.stackexchange.com/a/40186&quot;)" office:value-type="string" office:string-value="https://puzzling.stackexchange.com/a/40186" calcext:value-type="string">
            <text:p>https://puzzling.stackexchange.com/a/40186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1257644&quot;)" office:value-type="string" office:string-value="https://math.stackexchange.com/q/1257644" calcext:value-type="string">
            <text:p>https://math.stackexchange.com/q/1257644</text:p>
          </table:table-cell>
          <table:table-cell/>
          <table:table-cell office:value-type="string" calcext:value-type="string">
            <text:p>mean and variance of random variable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490723&quot;)" office:value-type="string" office:string-value="https://math.stackexchange.com/q/490723" calcext:value-type="string">
            <text:p>https://math.stackexchange.com/q/490723</text:p>
          </table:table-cell>
          <table:table-cell/>
          <table:table-cell office:value-type="string" calcext:value-type="string">
            <text:p>interchanging order of summation in expected value of discrete random variabl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2" calcext:value-type="float">
            <text:p>8.2</text:p>
          </table:table-cell>
          <table:table-cell table:style-name="ce12"/>
          <table:table-cell table:style-name="ce9"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style-name="ce9"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6" calcext:value-type="float">
            <text:p>56</text:p>
          </table:table-cell>
          <table:table-cell table:style-name="ce9"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softwareengineering.stackexchange.com/a/158575&quot;)" office:value-type="string" office:string-value="https://softwareengineering.stackexchange.com/a/158575" calcext:value-type="string">
            <text:p>https://softwareengineering.stackexchange.com/a/158575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.3" calcext:value-type="float">
            <text:p>9.3</text:p>
          </table:table-cell>
          <table:table-cell table:style-name="ce12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7</text:p>
          </table:table-cell>
          <table:table-cell table:style-name="ce30"/>
          <table:table-cell table:style-name="ce9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9.3</text:p>
          </table:table-cell>
          <table:table-cell table:style-name="ce30"/>
          <table:table-cell table:style-name="ce9"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 office:value-type="float" office:value="5.12" calcext:value-type="float">
            <text:p>5.1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9"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style-name="ce26" office:value-type="float" office:value="5.22" calcext:value-type="float">
            <text:p>5.2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overflow.net/a/426919&quot;)" office:value-type="string" office:string-value="https://mathoverflow.net/a/426919" calcext:value-type="string">
            <text:p>https://mathoverflow.net/a/426919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318611&quot;)" office:value-type="string" office:string-value="https://math.stackexchange.com/a/318611" calcext:value-type="string">
            <text:p>https://math.stackexchange.com/a/318611</text:p>
          </table:table-cell>
          <table:table-cell/>
          <table:table-cell office:value-type="string" calcext:value-type="string">
            <text:p>combinatorial interpretation of binomial sum</text:p>
          </table:table-cell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style-name="ce26" office:value-type="float" office:value="5.54" calcext:value-type="float">
            <text:p>5.5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1080947&quot;)" office:value-type="string" office:string-value="https://math.stackexchange.com/q/1080947" calcext:value-type="string">
            <text:p>https://math.stackexchange.com/q/1080947</text:p>
          </table:table-cell>
          <table:table-cell/>
          <table:table-cell office:value-type="string" calcext:value-type="string">
            <text:p>Cauchy product, generating functions, discrete convolution</text:p>
          </table:table-cell>
        </table:table-row>
        <table:table-row table:style-name="ro1">
          <table:table-cell table:style-name="ce22" office:value-type="float" office:value="5.58" calcext:value-type="float">
            <text:p>5.58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style-name="ce22" office:value-type="float" office:value="6.19" calcext:value-type="float">
            <text:p>6.1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2"/>
          <table:table-cell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style-name="ce22" office:value-type="float" office:value="7.5" calcext:value-type="float">
            <text:p>7.5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table:style-name="ce22" office:value-type="float" office:value="9.58" calcext:value-type="float">
            <text:p>9.58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1.14</text:p>
          </table:table-cell>
          <table:table-cell table:style-name="ce30" table:number-columns-repeated="3"/>
          <table:table-cell table:style-name="ce9"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20</text:p>
          </table:table-cell>
          <table:table-cell table:style-name="ce30" table:number-columns-repeated="3"/>
          <table:table-cell table:style-name="ce9"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9</text:p>
          </table:table-cell>
          <table:table-cell table:style-name="ce30" table:number-columns-repeated="3"/>
          <table:table-cell table:style-name="ce9"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5.6</text:p>
          </table:table-cell>
          <table:table-cell table:style-name="ce30" table:number-columns-repeated="3"/>
          <table:table-cell table:style-name="ce9"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6.35,6.41</text:p>
          </table:table-cell>
          <table:table-cell/>
          <table:table-cell table:style-name="ce12" table:number-columns-repeated="2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cseweb.ucsd.edu//classes/fa05/cse20/Day12-CSE20.pdf&quot;)" office:value-type="string" office:string-value="https://cseweb.ucsd.edu//classes/fa05/cse20/Day12-CSE20.pdf" calcext:value-type="string">
            <text:p>https://cseweb.ucsd.edu//classes/fa05/cse20/Day12-CSE20.pdf</text:p>
          </table:table-cell>
          <table:table-cell/>
          <table:table-cell office:value-type="string" calcext:value-type="string">
            <text:p>perturbation method slide 16 has a high-quality overview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overflow.net/q/354213&quot;)" office:value-type="string" office:string-value="https://mathoverflow.net/q/354213" calcext:value-type="string">
            <text:p>https://mathoverflow.net/q/354213</text:p>
          </table:table-cell>
          <table:table-cell/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422286&quot;)" office:value-type="string" office:string-value="https://math.stackexchange.com/q/1422286" calcext:value-type="string">
            <text:p>https://math.stackexchange.com/q/1422286</text:p>
          </table:table-cell>
          <table:table-cell/>
          <table:table-cell office:value-type="string" calcext:value-type="string">
            <text:p>lagrange’s identity, geometric interpret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://bit-player.org/2009/not-up-to-norm&quot;)" office:value-type="string" office:string-value="http://bit-player.org/2009/not-up-to-norm" calcext:value-type="string">
            <text:p>http://bit-player.org/2009/not-up-to-norm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scitech.org/articles/zero-to-zero-power&quot;)" office:value-type="string" office:string-value="https://mathscitech.org/articles/zero-to-zero-power" calcext:value-type="string">
            <text:p>https://mathscitech.org/articles/zero-to-zero-power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eb.archive.org/web/20161005020312/https://www2.bc.edu/~grigsbyj/Rand_Final.pdf&quot;)" office:value-type="string" office:string-value="https://web.archive.org/web/20161005020312/https://www2.bc.edu/~grigsbyj/Rand_Final.pdf" calcext:value-type="string">
            <text:p>https://web.archive.org/web/20161005020312/https://www2.bc.edu/~grigsbyj/Rand_Final.pdf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726375&quot;)" office:value-type="string" office:string-value="https://math.stackexchange.com/q/1726375" calcext:value-type="string">
            <text:p>https://math.stackexchange.com/q/1726375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en.wikipedia.org/wiki/Cauchy_product&quot;)" office:value-type="string" office:string-value="https://en.wikipedia.org/wiki/Cauchy_product" calcext:value-type="string">
            <text:p>https://en.wikipedia.org/wiki/Cauchy_product</text:p>
          </table:table-cell>
          <table:table-cell/>
          <table:table-cell office:value-type="string" calcext:value-type="string">
            <text:p>Cauchy product, discrete convol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326449&quot;)" office:value-type="string" office:string-value="https://math.stackexchange.com/q/1326449" calcext:value-type="string">
            <text:p>https://math.stackexchange.com/q/1326449</text:p>
          </table:table-cell>
          <table:table-cell/>
          <table:table-cell office:value-type="string" calcext:value-type="string">
            <text:p>perturbation method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300398&quot;)" office:value-type="string" office:string-value="https://math.stackexchange.com/q/300398" calcext:value-type="string">
            <text:p>https://math.stackexchange.com/q/300398</text:p>
          </table:table-cell>
          <table:table-cell/>
          <table:table-cell office:value-type="string" calcext:value-type="string">
            <text:p>binomial sum with closed form expressible using hypergeometric function(no simple closed form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4597303&quot;)" office:value-type="string" office:string-value="https://math.stackexchange.com/q/4597303" calcext:value-type="string">
            <text:p>https://math.stackexchange.com/q/4597303</text:p>
          </table:table-cell>
          <table:table-cell/>
          <table:table-cell office:value-type="string" calcext:value-type="string">
            <text:p>interchanging order of summ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ww.mat.uniroma2.it/~tauraso/AMM/AMM11142.pdf&quot;)" office:value-type="string" office:string-value="https://www.mat.uniroma2.it/~tauraso/AMM/AMM11142.pdf" calcext:value-type="string">
            <text:p>https://www.mat.uniroma2.it/~tauraso/AMM/AMM1114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nonagon.org/ExLibris/calculus-finite-differences&quot;)" office:value-type="string" office:string-value="http://nonagon.org/ExLibris/calculus-finite-differences" calcext:value-type="string">
            <text:p>http://nonagon.org/ExLibris/calculus-finite-differences</text:p>
          </table:table-cell>
          <table:table-cell/>
          <table:table-cell office:value-type="string" calcext:value-type="string">
            <text:p>summation by part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www.adamponting.com/finite-calculus/&quot;)" office:value-type="string" office:string-value="http://www.adamponting.com/finite-calculus/" calcext:value-type="string">
            <text:p>http://www.adamponting.com/finite-calculus/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s://notes.komputerwiz.net/wiki/Calculus_of_Finite_Differences&quot;)" office:value-type="string" office:string-value="https://notes.komputerwiz.net/wiki/Calculus_of_Finite_Differences" calcext:value-type="string">
            <text:p>https://notes.komputerwiz.net/wiki/Calculus_of_Finite_Differences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ncbi.nlm.nih.gov/pmc/articles/PMC4247832/pdf/40064_2014_Article_1376.pdf</text:p>
          </table:table-cell>
          <table:table-cell/>
          <table:table-cell office:value-type="string" calcext:value-type="string">
            <text:p>factorials of negative integer numbers</text:p>
          </table:table-cell>
        </table:table-row>
        <table:table-row table:style-name="ro1" table:number-rows-repeated="10483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20"/>
        <table:table-column table:style-name="co5" table:default-cell-style-name="Default"/>
        <table:table-column table:style-name="co5" table:default-cell-style-name="ce9"/>
        <table:table-column table:style-name="co5" table:number-columns-repeated="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/>
          <table:table-cell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5"/>
          <table:table-cell table:style-name="ce3" office:value-type="string" calcext:value-type="string">
            <text:p>General study guides</text:p>
          </table:table-cell>
          <table:table-cell/>
        </table:table-row>
        <table:table-row table:style-name="ro1">
          <table:table-cell/>
          <table:table-cell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4"/>
          <table:table-cell table:style-name="ce7"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</table:table-row>
        <table:table-row table:style-name="ro1">
          <table:table-cell/>
          <table:table-cell table:style-name="ce7"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7"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</table:table-row>
        <table:table-row table:style-name="ro1">
          <table:table-cell/>
          <table:table-cell table:style-name="ce7"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 table:formula="of:=HYPERLINK(&quot;https://math.stackexchange.com/q/279079&quot;)" office:value-type="string" office:string-value="https://math.stackexchange.com/q/279079" calcext:value-type="string">
            <text:p>https://math.stackexchange.com/q/279079</text:p>
          </table:table-cell>
          <table:table-cell office:value-type="string" calcext:value-type="string">
            <text:p>How to read a book in mathematics</text:p>
          </table:table-cell>
        </table:table-row>
        <table:table-row table:style-name="ro1">
          <table:table-cell table:style-name="ce21"/>
          <table:table-cell table:style-name="ce27" table:formula="of:=HYPERLINK(&quot;https://cs.stackexchange.com/a/372&quot;;&quot;https://cs.stackexchange.com/a/372&quot;)" office:value-type="string" office:string-value="https://cs.stackexchange.com/a/372" calcext:value-type="string">
            <text:p>https://cs.stackexchange.com/a/372</text:p>
          </table:table-cell>
          <table:table-cell office:value-type="string" calcext:value-type="string">
            <text:p>Counting binary trees</text:p>
          </table:table-cell>
          <table:table-cell table:number-columns-repeated="4"/>
          <table:table-cell table:style-name="ce9" table:formula="of:=HYPERLINK(&quot;https://www.macalester.edu/max/math-econ-119/howtoread/&quot;)" office:value-type="string" office:string-value="https://www.macalester.edu/max/math-econ-119/howtoread/" calcext:value-type="string">
            <text:p>https://www.macalester.edu/max/math-econ-119/howtoread/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a/38050&quot;)" office:value-type="string" office:string-value="https://cs.stackexchange.com/a/38050" calcext:value-type="string">
            <text:p>https://cs.stackexchange.com/a/38050</text:p>
          </table:table-cell>
          <table:table-cell office:value-type="string" calcext:value-type="string">
            <text:p>GF use-case</text:p>
          </table:table-cell>
          <table:table-cell table:number-columns-repeated="4"/>
          <table:table-cell table:style-name="ce9" table:formula="of:=HYPERLINK(&quot;http://www.math.byu.edu/~jarvis/AdviceForStudents/HowToReadAMathBook.pdf&quot;)" office:value-type="string" office:string-value="http://www.math.byu.edu/~jarvis/AdviceForStudents/HowToReadAMathBook.pdf" calcext:value-type="string">
            <text:p>http://www.math.byu.edu/~jarvis/AdviceForStudents/HowToReadAMathBook.pdf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q/56907&quot;)" office:value-type="string" office:string-value="https://cs.stackexchange.com/q/56907" calcext:value-type="string">
            <text:p>https://cs.stackexchange.com/q/56907</text:p>
          </table:table-cell>
          <table:table-cell office:value-type="string" calcext:value-type="string">
            <text:p>TAOCP pre-requisites</text:p>
          </table:table-cell>
          <table:table-cell table:number-columns-repeated="4"/>
          <table:table-cell table:style-name="ce9" table:formula="of:=HYPERLINK(&quot;https://web.stonehill.edu/compsci/History_Math/math-read.htm&quot;)" office:value-type="string" office:string-value="https://web.stonehill.edu/compsci/History_Math/math-read.htm" calcext:value-type="string">
            <text:p>https://web.stonehill.edu/compsci/History_Math/math-read.htm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a/56884&quot;)" office:value-type="string" office:string-value="https://cs.stackexchange.com/a/56884" calcext:value-type="string">
            <text:p>https://cs.stackexchange.com/a/56884</text:p>
          </table:table-cell>
          <table:table-cell office:value-type="string" calcext:value-type="string">
            <text:p>Rigorous books on algorithms</text:p>
          </table:table-cell>
          <table:table-cell table:number-columns-repeated="4"/>
          <table:table-cell table:style-name="ce9" table:formula="of:=HYPERLINK(&quot;https://brownmath.com/stfa/read.htm&quot;)" office:value-type="string" office:string-value="https://brownmath.com/stfa/read.htm" calcext:value-type="string">
            <text:p>https://brownmath.com/stfa/read.htm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theory.stackexchange.com/a/3258&quot;)" office:value-type="string" office:string-value="https://cstheory.stackexchange.com/a/3258" calcext:value-type="string">
            <text:p>https://cstheory.stackexchange.com/a/3258</text:p>
          </table:table-cell>
          <table:table-cell office:value-type="string" calcext:value-type="string">
            <text:p>book recommendations CS</text:p>
          </table:table-cell>
          <table:table-cell table:number-columns-repeated="4"/>
          <table:table-cell table:style-name="ce9" table:formula="of:=HYPERLINK(&quot;https://www.drmaciver.com/2016/05/how-to-read-a-mathematics-textbook/&quot;)" office:value-type="string" office:string-value="https://www.drmaciver.com/2016/05/how-to-read-a-mathematics-textbook/" calcext:value-type="string">
            <text:p>https://www.drmaciver.com/2016/05/how-to-read-a-mathematics-textbook/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q/149180&quot;)" office:value-type="string" office:string-value="https://cs.stackexchange.com/q/149180" calcext:value-type="string">
            <text:p>https://cs.stackexchange.com/q/149180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math.stackexchange.com/a/49429&quot;)" office:value-type="string" office:string-value="https://math.stackexchange.com/a/49429" calcext:value-type="string">
            <text:p>https://math.stackexchange.com/a/49429</text:p>
          </table:table-cell>
          <table:table-cell office:value-type="string" calcext:value-type="string">
            <text:p>math pre-requisites at Msc level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softwareengineering.stackexchange.com/q/89599&quot;)" office:value-type="string" office:string-value="https://softwareengineering.stackexchange.com/q/89599" calcext:value-type="string">
            <text:p>https://softwareengineering.stackexchange.com/q/89599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old.reddit.com/r/learnmath/comments/y336op/strategies_for_reading_math_books/&quot;)" office:value-type="string" office:string-value="https://old.reddit.com/r/learnmath/comments/y336op/strategies_for_reading_math_books/" calcext:value-type="string">
            <text:p>https://old.reddit.com/r/learnmath/comments/y336op/strategies_for_reading_math_books/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6"/>
        </table:table-row>
        <table:table-row table:style-name="ro1">
          <table:table-cell table:style-name="ce33"/>
          <table:table-cell table:style-name="ce33" table:formula="of:=HYPERLINK(&quot;https://math.stackexchange.com/a/2183437/68328&quot;)" office:value-type="string" office:string-value="https://math.stackexchange.com/a/2183437/68328" calcext:value-type="string">
            <text:p>https://math.stackexchange.com/a/2183437/68328</text:p>
          </table:table-cell>
          <table:table-cell office:value-type="string" calcext:value-type="string">
            <text:p>TAOCP pre-requisites</text:p>
          </table:table-cell>
          <table:table-cell table:number-columns-repeated="6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5"/>
        </table:table-row>
      </table:table>
      <table:table table:name="exams and problem sets" table:style-name="ta1"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9" table:default-cell-style-name="ce2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exercises.A2:exercises.D29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references.A186:references.G2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7:49:46.27153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5T10:18:54.551604859</dc:date>
    <meta:editing-duration>P10DT18H35M2S</meta:editing-duration>
    <meta:editing-cycles>505</meta:editing-cycles>
    <meta:generator>LibreOffice/7.0.4.2$Linux_X86_64 LibreOffice_project/00$Build-2</meta:generator>
    <meta:document-statistic meta:table-count="5" meta:cell-count="2949" meta:object-count="0"/>
  </office:meta>
</office:document-meta>
</file>